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y a beaucoup de gens qui ont des idées sur ce qui se passera à l'avenir, dans 30 ou 50 ans, ou même quand notre génération ne sera plus vivant. Là, j'expliquerai mes pensées.</text:p>
      <text:p text:style-name="P1"/>
      <text:p text:style-name="P1">Pour commencer, il faut être un peu pessimiste : la Terre ne sera peut-être plus comme on le connaît aujourd'hui : elle n'existera peut-être plus dans 100 ans à cause du réchauffement climatique, par exemple.</text:p>
      <text:p text:style-name="P1"/>
      <text:p text:style-name="P1">Si l'on croit que dans 50 ans la Terre existera, on peut alors parler de ce qu'on aura dans la vie. Il y a beaucoup d'années que les scientifiques et les gens « normaux » parlent des robots qui feront des taches ménagères, ou des voitures volantes, mais même dans 50 ans, est-ce qu'on aura réussi à atteindre tout cela ? J'espère aussi que les énergies renouvelables seront utilisés partout qu'ils pourront être, et que toutes les maisons auront des panneaux solaires — ceci est important pour l'environnement ! Du côté médical, les scientifiques font maintenant des recherches pour trouver des remèdes aux maladies comme le cancer ou même des maladies « plus graves » qui sont maintenant dites « incurables » — peut-être que dans plusieurs ans, que notre génération soit vivant ou pas, on aura trouvé des remèdes. Plus globalement, peut-être que les pays pauvres maintenant seront devenus riches, et les pays riches seront devenus pauvres, ou au moins pas aussi riches, à cause de leurs gouvernements par exemple — l'Angleterre, maintenant, qu'est-ce qu'elle deviendra même dans 5 ans ?</text:p>
      <text:p text:style-name="P1"/>
      <text:p text:style-name="P1">Pour conclure, je suis optimiste à propos de l'avenir — au moins dans ma vie, je sais qu'il y aura des choses que je réussira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 Long</meta:initial-creator>
    <meta:creation-date>2011-02-14T19:14:29</meta:creation-date>
    <dc:date>2011-02-17T22:33:47</dc:date>
    <dc:creator>Isabell Long</dc:creator>
    <meta:editing-duration>PT01H28M11S</meta:editing-duration>
    <meta:editing-cycles>5</meta:editing-cycles>
    <meta:generator>OpenOffice.org/3.2$Unix OpenOffice.org_project/320m18$Build-9502</meta:generator>
    <meta:printed-by>Isabell Long</meta:printed-by>
    <meta:print-date>2011-02-17T22:16:55</meta:print-date>
    <meta:document-statistic meta:table-count="0" meta:image-count="0" meta:object-count="0" meta:page-count="1" meta:paragraph-count="4" meta:word-count="277" meta:character-count="1599"/>
  </office:meta>
</office:document-meta>
</file>